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fait 👍<text:line-break/>On recale proprement la chronologie pour qu’il n’y ait <text:span text:style-name="Strong_20_Emphasis">aucune incohérence</text:span> :</text:p>
      <text:list text:style-name="L1">
        <text:list-item>
          <text:p text:style-name="P1">✅ <text:span text:style-name="Strong_20_Emphasis">Étape 1</text:span> : récupération du U-SON à l’atelier</text:p>
        </text:list-item>
        <text:list-item>
          <text:p text:style-name="P1">✅ Le U-SON ne fait QUE clignoter (LED instable)</text:p>
        </text:list-item>
        <text:list-item>
          <text:p text:style-name="P1">✅ Il ne valide rien encore</text:p>
        </text:list-item>
        <text:list-item>
          <text:p text:style-name="P1">✅ Étape 2 = débrief + direction Salle de Résonance</text:p>
        </text:list-item>
        <text:list-item>
          <text:p text:style-name="P1">✅ Étape 3 = production du LA → LED verte → fausse résolution</text:p>
        </text:list-item>
      </text:list>
      <text:p text:style-name="Text_20_body">On repart proprement.</text:p>
      <text:p text:style-name="Horizontal_20_Line"/>
      <text:h text:style-name="Heading_20_1" text:outline-level="1">🧪 ÉTAPE 2</text:h>
      <text:h text:style-name="Heading_20_2" text:outline-level="2">“MISE EN COMMUN &amp; HYPOTHÈSE”</text:h>
      <text:p text:style-name="Text_20_body">📍 Lieu : Salon<text:line-break/>⏱ 10–15 min<text:line-break/>🎯 Objectif : relier les indices et décider d’aller au Studio</text:p>
      <text:p text:style-name="Horizontal_20_Line"/>
      <text:h text:style-name="Heading_20_2" text:outline-level="2">🎬 Mise en scène</text:h>
      <text:list text:style-name="L2">
        <text:list-item>
          <text:p text:style-name="P2">U-SON posé au centre</text:p>
        </text:list-item>
        <text:list-item>
          <text:p text:style-name="P2">LED 🔴 rouge clignotante lente</text:p>
        </text:list-item>
        <text:list-item>
          <text:p text:style-name="P2">Les deux équipes réunies</text:p>
        </text:list-item>
        <text:list-item>
          <text:p text:style-name="P2">HOT-LINE disponible</text:p>
        </text:list-item>
      </text:list>
      <text:p text:style-name="Horizontal_20_Line"/>
      <text:h text:style-name="Heading_20_2" text:outline-level="2">🎙️ Script MJ</text:h>
      <text:p text:style-name="Quotations">“Détectives…<text:line-break/>Vous avez récupéré le prototype.”</text:p>
      <text:p text:style-name="Text_20_body">(Pause)</text:p>
      <text:p text:style-name="Quotations">“Mais regardez-le.”</text:p>
      <text:p text:style-name="Text_20_body">Tu montres les LED rouges.</text:p>
      <text:p text:style-name="Quotations">“Il clignote.<text:line-break/>Il n’est pas stabilisé.”</text:p>
      <text:p text:style-name="Horizontal_20_Line"/>
      <text:h text:style-name="Heading_20_2" text:outline-level="2"><text:soft-page-break/>🔵 Équipe 1 rappelle</text:h>
      <text:p text:style-name="Text_20_body">Ils doivent dire :</text:p>
      <text:list text:style-name="L3">
        <text:list-item>
          <text:p text:style-name="P3">Expérience en cours</text:p>
        </text:list-item>
        <text:list-item>
          <text:p text:style-name="P3">Dirigée par <text:span text:style-name="Strong_20_Emphasis">Dr Oscilla Volt</text:span></text:p>
        </text:list-item>
        <text:list-item>
          <text:p text:style-name="P3">Oscilloscope affichant une onde sinusoïdale</text:p>
        </text:list-item>
        <text:list-item>
          <text:p text:style-name="P3">Fréquence de référence nécessaire</text:p>
        </text:list-item>
      </text:list>
      <text:p text:style-name="Text_20_body">Tu reformules :</text:p>
      <text:p text:style-name="Quotations">“Donc le module fonctionne…<text:line-break/>mais il n’est pas accordé.”</text:p>
      <text:p text:style-name="Horizontal_20_Line"/>
      <text:h text:style-name="Heading_20_2" text:outline-level="2">🟢 Équipe 2 rappelle</text:h>
      <text:p text:style-name="Text_20_body">Ils doivent dire :</text:p>
      <text:list text:style-name="L4">
        <text:list-item>
          <text:p text:style-name="P4">R2D2 parle d’une note</text:p>
        </text:list-item>
        <text:list-item>
          <text:p text:style-name="P4">Référence universelle</text:p>
        </text:list-item>
        <text:list-item>
          <text:p text:style-name="P4">Blanche ou noire</text:p>
        </text:list-item>
        <text:list-item>
          <text:p text:style-name="P4">Au-dessus du sol</text:p>
        </text:list-item>
      </text:list>
      <text:p text:style-name="Text_20_body">Tu reformules :</text:p>
      <text:p text:style-name="Quotations">“Donc il faut une note précise.”</text:p>
      <text:p text:style-name="Horizontal_20_Line"/>
      <text:h text:style-name="Heading_20_2" text:outline-level="2">🧠 Connexion logique</text:h>
      <text:p text:style-name="Text_20_body">Tu poses clairement :</text:p>
      <text:p text:style-name="Quotations">“Quelle note est utilisée dans le monde entier pour accorder les instruments ?”</text:p>
      <text:p text:style-name="Text_20_body">Attendu : <text:span text:style-name="Strong_20_Emphasis">LA</text:span></text:p>
      <text:p text:style-name="Horizontal_20_Line"/>
      <text:h text:style-name="Heading_20_2" text:outline-level="2">📞 Validation HOT-LINE</text:h>
      <text:p text:style-name="Quotations">“Base de données musicale consultée.”</text:p>
      <text:p text:style-name="Quotations">“Référence universelle confirmée : LA.”</text:p>
      <text:p text:style-name="Quotations">“Recommandation : Salle de Résonance.”</text:p>
      <text:p text:style-name="Quotations">“Fin de transmission.”</text:p>
      <text:p text:style-name="Horizontal_20_Line"><text:soft-page-break/></text:p>
      <text:h text:style-name="Heading_20_2" text:outline-level="2">🎯 Transition</text:h>
      <text:p text:style-name="Quotations">“Si votre hypothèse est correcte…<text:line-break/>le prototype devrait se stabiliser.”</text:p>
      <text:p text:style-name="Text_20_body">Direction : <text:span text:style-name="Strong_20_Emphasis">Salle de Résonance</text:span></text:p>
      <text:p text:style-name="Horizontal_20_Line"/>
      <text:h text:style-name="Heading_20_1" text:outline-level="1">🎵 ÉTAPE 3</text:h>
      <text:h text:style-name="Heading_20_2" text:outline-level="2">“STABILISATION PAR LE LA”</text:h>
      <text:p text:style-name="Text_20_body">📍 Salle de Résonance<text:line-break/>⏱ 10–15 min<text:line-break/>🎯 Objectif : produire le LA → LED verte</text:p>
      <text:p text:style-name="Horizontal_20_Line"/>
      <text:h text:style-name="Heading_20_2" text:outline-level="2">🎬 Mise en scène</text:h>
      <text:list text:style-name="L5">
        <text:list-item>
          <text:p text:style-name="P5">U-SON toujours 🔴 clignotant</text:p>
        </text:list-item>
        <text:list-item>
          <text:p text:style-name="P5">Piano / clavier prêt</text:p>
        </text:list-item>
        <text:list-item>
          <text:p text:style-name="P5">Silence un peu plus solennel</text:p>
        </text:list-item>
      </text:list>
      <text:p text:style-name="Horizontal_20_Line"/>
      <text:h text:style-name="Heading_20_2" text:outline-level="2">🎙️ Script MJ</text:h>
      <text:p text:style-name="Quotations">“Ce prototype est le résultat de dix années de recherche.”</text:p>
      <text:p text:style-name="Text_20_body">(Pause)</text:p>
      <text:p text:style-name="Quotations">“S’il reconnaît la fréquence parfaite…<text:line-break/>il se stabilisera.”</text:p>
      <text:p text:style-name="Horizontal_20_Line"/>
      <text:h text:style-name="Heading_20_2" text:outline-level="2">🎹 Action</text:h>
      <text:p text:style-name="Text_20_body">Un enfant trouve le <text:span text:style-name="Strong_20_Emphasis">LA</text:span>.</text:p>
      <text:p text:style-name="Text_20_body">Tu dis :</text:p>
      <text:p text:style-name="Quotations">“Gardez-la stable.”</text:p>
      <text:p text:style-name="Text_20_body">Tu comptes :</text:p>
      <text:p text:style-name="Quotations"><text:soft-page-break/>“Un…<text:line-break/>Deux…<text:line-break/>Trois…”</text:p>
      <text:p text:style-name="Horizontal_20_Line"/>
      <text:h text:style-name="Heading_20_2" text:outline-level="2">🎛 Effet LED</text:h>
      <text:p text:style-name="Text_20_body">LED passe :</text:p>
      <text:p text:style-name="Text_20_body">🔴 clignotant → 🟠 bref → 🟢 fixe</text:p>
      <text:p text:style-name="Horizontal_20_Line"/>
      <text:h text:style-name="Heading_20_2" text:outline-level="2">📞 HOT-LINE</text:h>
      <text:p text:style-name="Quotations">“Fréquence correcte détectée.”</text:p>
      <text:p text:style-name="Quotations">“Stabilisation validée.”</text:p>
      <text:p text:style-name="Quotations">“Prototype opérationnel.”</text:p>
      <text:p text:style-name="Quotations">“Analyse du contexte expérimental…”</text:p>
      <text:p text:style-name="Quotations">“Expérience dirigée par : Dr Oscilla Volt.”</text:p>
      <text:p text:style-name="Quotations">“Hypothèse cohérente.”</text:p>
      <text:p text:style-name="Quotations">“Fin de transmission.”</text:p>
      <text:p text:style-name="Text_20_body">⚠️ Toujours pas “coupable confirmé”.<text:line-break/>Juste “hypothèse cohérente”.</text:p>
      <text:p text:style-name="Horizontal_20_Line"/>
      <text:h text:style-name="Heading_20_2" text:outline-level="2">🧠 Moment d’accusation</text:h>
      <text:p text:style-name="Text_20_body">Tu poses :</text:p>
      <text:p text:style-name="Quotations">“Qui dirigeait l’expérience ?”</text:p>
      <text:p text:style-name="Text_20_body">Réponse : Dr Oscilla Volt</text:p>
      <text:p text:style-name="Quotations">“Où le prototype était-il utilisé ?”</text:p>
      <text:p text:style-name="Text_20_body">Réponse : Atelier</text:p>
      <text:p text:style-name="Quotations">“Comment cela pouvait-il passer inaperçu ?”</text:p>
      <text:p text:style-name="Text_20_body">Réponse : En le faisant passer pour une expérience.</text:p>
      <text:p text:style-name="Horizontal_20_Line"/>
      <text:h text:style-name="Heading_20_1" text:outline-level="1"><text:soft-page-break/>🏆 FAUSSE RÉSOLUTION</text:h>
      <text:p text:style-name="Text_20_body">Tu annonces :</text:p>
      <text:p text:style-name="Quotations">“Détectives…<text:line-break/>L’affaire semble résolue.”</text:p>
      <text:p text:style-name="Text_20_body">LED verte fixe.</text:p>
      <text:p text:style-name="Quotations">“C’est trouvé.”</text:p>
      <text:p text:style-name="Horizontal_20_Line"/>
      <text:h text:style-name="Heading_20_1" text:outline-level="1">🎉 GOÛTER &amp; MOMENT DE FÊTE</text:h>
      <text:p text:style-name="Text_20_body">On relâche la tension.</text:p>
      <text:p text:style-name="Text_20_body">Le module reste vert.</text:p>
      <text:p text:style-name="Text_20_body">Et c’est là que le twist pourra frapper.</text:p>
      <text:p text:style-name="Horizontal_20_Line"/>
      <text:h text:style-name="Heading_20_1" text:outline-level="1">🔒 Cohérence parfaite maintenant</text:h>
      <text:p text:style-name="Text_20_body">Étape 1 : récupération (LED rouge clignote)<text:line-break/>Étape 2 : hypothèse collective<text:line-break/>Étape 3 : validation au LA → LED verte<text:line-break/>Volt accusé logiquement<text:line-break/>Goûter</text:p>
      <text:p text:style-name="Text_20_body">Tout est propre.</text:p>
      <text:p text:style-name="Horizontal_20_Line"/>
      <text:p text:style-name="Text_20_body">Si tu veux, on enchaîne maintenant sur :</text:p>
      <text:p text:style-name="Text_20_body">🔥 La scène du TWIST (LED qui repasse rouge pendant le goûter)</text:p>
      <text:p text:style-name="Text_20_body">C’est là que ça devient vraiment fort 😈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14:50.415158000</meta:creation-date>
    <dc:date>2026-02-11T14:15:06.336291000</dc:date>
    <meta:editing-duration>PT16S</meta:editing-duration>
    <meta:editing-cycles>1</meta:editing-cycles>
    <meta:document-statistic meta:table-count="0" meta:image-count="0" meta:object-count="0" meta:page-count="5" meta:paragraph-count="101" meta:word-count="544" meta:character-count="3037" meta:non-whitespace-character-count="2616"/>
    <meta:generator>LibreOffice/25.8.4.2$MacOSX_X86_64 LibreOffice_project/290daaa01b999472f0c7a3890eb6a550fd74c6df</meta:generator>
  </office:meta>
</office:document-meta>
</file>